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sup>
                  <mi>x</mi>
                  <mfrac>
                    <mi>a</mi>
                    <mi>b</mi>
                  </mfrac>
                </msup>
              </mrow>
              <mo fence="true" stretchy="false">)</mo>
            </mrow>
            <mi>'</mi>
          </mrow>
        </mtd>
      </mtr>
      <mtr>
        <mtd>
          <mrow/>
        </mtd>
      </mtr>
      <mtr>
        <mtd>
          <mrow>
            <mrow>
              <mspace width="0.5em"/>
              <mo stretchy="false">=</mo>
              <mrow>
                <mo fence="true" stretchy="false">(</mo>
                <mrow>
                  <msup>
                    <mrow>
                      <mo fence="true" stretchy="false">(</mo>
                      <mrow>
                        <msup>
                          <mi>x</mi>
                          <mfrac>
                            <mn>1</mn>
                            <mi>b</mi>
                          </mfrac>
                        </msup>
                      </mrow>
                      <mo fence="true" stretchy="false">)</mo>
                    </mrow>
                    <mi>a</mi>
                  </msup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space width="0.5em"/>
            <mo stretchy="false">=</mo>
            <mrow>
              <mi>a</mi>
              <mo stretchy="false">∗</mo>
              <msup>
                <mrow>
                  <mo fence="true" stretchy="false">(</mo>
                  <mrow>
                    <msup>
                      <mi>x</mi>
                      <mfrac>
                        <mn>1</mn>
                        <mi>b</mi>
                      </mfrac>
                    </msup>
                  </mrow>
                  <mo fence="true" stretchy="false">)</mo>
                </mrow>
                <mrow>
                  <mi>a</mi>
                  <mo stretchy="false">−</mo>
                  <mn>1</mn>
                </mrow>
              </msup>
              <mo stretchy="false">∗</mo>
              <mfrac>
                <mn>1</mn>
                <mi>b</mi>
              </mfrac>
              <mo stretchy="false">∗</mo>
              <msup>
                <mi>x</mi>
                <mrow>
                  <mfrac>
                    <mn>1</mn>
                    <mi>b</mi>
                  </mfrac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i>a</mi>
                <mi>b</mi>
              </mfrac>
              <mo stretchy="false">∗</mo>
              <msup>
                <mi>x</mi>
                <mrow>
                  <mfrac>
                    <mi>a</mi>
                    <mi>b</mi>
                  </mfrac>
                  <mo stretchy="false">−</mo>
                  <mfrac>
                    <mn>1</mn>
                    <mi>b</mi>
                  </mfrac>
                </mrow>
              </msup>
              <mo stretchy="false">∗</mo>
              <msup>
                <mi>x</mi>
                <mrow>
                  <mfrac>
                    <mn>1</mn>
                    <mi>b</mi>
                  </mfrac>
                  <mo stretchy="false">−</mo>
                  <mn>1</mn>
                </mrow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frac>
                <mi>a</mi>
                <mi>b</mi>
              </mfrac>
              <mo stretchy="false">∗</mo>
              <msup>
                <mi>x</mi>
                <mrow>
                  <mfrac>
                    <mi>a</mi>
                    <mi>b</mi>
                  </mfrac>
                  <mo stretchy="false">−</mo>
                  <mn>1</mn>
                </mrow>
              </msup>
            </mrow>
          </mrow>
        </mtd>
      </mtr>
    </mtable>
    <annotation encoding="StarMath 5.0">(x^{ a over b })'
newline
newline
`=((x^{ 1 over b })^a)'
newline
newline
`=a*(x^{ 1 over b })^{a-1}*{ 1 over b }*x^{ 1 over b -1}
newline
newline
`={a over b}*x^{ a over b - 1 over b}*x^{ 1 over b -1}
newline
newline
`={a over b}*x^{ a over b - 1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6:34:28.348598597</meta:creation-date>
    <dc:date>2016-04-02T06:38:32.710960994</dc:date>
    <meta:editing-duration>PT4M4S</meta:editing-duration>
    <meta:editing-cycles>1</meta:editing-cycles>
    <meta:generator>LibreOffice/5.0.5.2$Linux_X86_64 LibreOffice_project/00$Build-2</meta:generator>
  </office:meta>
</office:document-meta>
</file>